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T Astra Serif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ядом сидят мальчик и девочка.</text:p>
      <text:p text:style-name="P1"/>
      <text:p text:style-name="P1">— Я мальчик,— говорит черноволосый ребёнок.</text:p>
      <text:p text:style-name="P1">— Я девочка,— говорит рыжий ребёнок.</text:p>
      <text:p text:style-name="P1"/>
      <text:p text:style-name="P1">Если хотя бы кто-то из них врёт, кто мальчик, а кто девочка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0:39:27.473849533</meta:creation-date>
    <dc:date>2018-11-16T22:00:45.931638053</dc:date>
    <meta:editing-duration>PT2M3S</meta:editing-duration>
    <meta:editing-cycles>3</meta:editing-cycles>
    <meta:generator>LibreOffice/6.1.3.2$Linux_X86_64 LibreOffice_project/10$Build-2</meta:generator>
    <meta:document-statistic meta:table-count="0" meta:image-count="0" meta:object-count="0" meta:page-count="1" meta:paragraph-count="4" meta:word-count="27" meta:character-count="169" meta:non-whitespace-character-count="144"/>
  </office:meta>
</office:document-meta>
</file>